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9aee2"/>
    </style:style>
    <style:style style:name="Sect1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ocencia envuelta en cristal</text:p>
      <text:p text:style-name="Standard"/>
      <text:section text:style-name="Sect1" text:name="Section1">
        <text:p text:style-name="Standard">Frío y bajo el sol,</text:p>
        <text:p text:style-name="Standard">tu nube toca mi cara.</text:p>
        <text:p text:style-name="Standard">Tu mano alcanza mi interior</text:p>
        <text:p text:style-name="Standard">planeando unirse a mi alma.</text:p>
        <text:p text:style-name="Standard"/>
        <text:p text:style-name="Standard">Quiero descansar</text:p>
        <text:p text:style-name="Standard">pero no me obligues a parar.</text:p>
        <text:p text:style-name="Standard">Siento tu calor</text:p>
        <text:p text:style-name="Standard">y hago un intento de</text:p>
        <text:p text:style-name="Standard">llegar a tu exterior.</text:p>
        <text:p text:style-name="Standard"/>
        <text:p text:style-name="Standard">Esta vida ha sido bella</text:p>
        <text:p text:style-name="Standard">pero solo es tiempo,</text:p>
        <text:p text:style-name="Standard">tiempo que no volverá</text:p>
        <text:p text:style-name="Standard">y que quedará en mi recuerdo.</text:p>
        <text:p text:style-name="Standard"/>
        <text:p text:style-name="Standard">Trato de aparecer</text:p>
        <text:p text:style-name="Standard">pero no estás ahí para mí</text:p>
        <text:p text:style-name="Standard">y me siento solo.</text:p>
        <text:p text:style-name="Standard"/>
        <text:p text:style-name="Standard">No se si vaya a repetir</text:p>
        <text:p text:style-name="Standard">no entiendo nada.</text:p>
        <text:p text:style-name="Standard">No quiero volver a...</text:p>
        <text:p text:style-name="Standard"/>
        <text:p text:style-name="Standard">Vivir lo que pasó,</text:p>
        <text:p text:style-name="Standard">no se si estás</text:p>
        <text:p text:style-name="Standard">Ahí, mi corazón.</text:p>
        <text:p text:style-name="Standard">No se te ocurra</text:p>
        <text:p text:style-name="Standard"><text:span text:style-name="T1">Oír</text:span> la misma canción.</text:p>
        <text:p text:style-name="Standard">El disco se rayó.</text:p>
        <text:p text:style-name="Standard">entraste en repetición.</text:p>
        <text:p text:style-name="Standard">Somos repetición.</text:p>
        <text:p text:style-name="Standard"/>
        <text:p text:style-name="Standard"/>
        <text:p text:style-name="Standard"/>
        <text:p text:style-name="Standard">Larga tu verdad</text:p>
        <text:p text:style-name="Standard">ciega mi inocencia envuelta en cristal.</text:p>
        <text:p text:style-name="Standard">Temo que al despertar</text:p>
        <text:p text:style-name="Standard">me levante entumido por tu ausencia.</text:p>
        <text:p text:style-name="Standard"/>
        <text:p text:style-name="Standard">Gotas de agua de color</text:p>
        <text:p text:style-name="Standard">sienten la necesidad de ser armadas.</text:p>
        <text:p text:style-name="Standard">Tengo toda la capacidad</text:p>
        <text:p text:style-name="Standard">de mirarte a los ojos y</text:p>
        <text:p text:style-name="Standard">descubrir los sonidos de primavera.</text:p>
        <text:p text:style-name="Standard"/>
        <text:p text:style-name="Standard">Esta vida ha sido bella</text:p>
        <text:p text:style-name="Standard">pero solo es tiempo,</text:p>
        <text:p text:style-name="Standard">tiempo que no volverá </text:p>
        <text:p text:style-name="Standard">y que quedará en mi recuerdo.</text:p>
        <text:p text:style-name="Standard"/>
        <text:p text:style-name="Standard">Trato de aparecer</text:p>
        <text:p text:style-name="Standard">pero no estás ahí para mí...</text:p>
        <text:p text:style-name="Standard">no, no estás ahí para mí</text:p>
        <text:p text:style-name="Standard">y me siento solo.</text:p>
        <text:p text:style-name="Standard"/>
        <text:p text:style-name="Standard">No se si vaya a repetir</text:p>
        <text:p text:style-name="Standard">no entiendo nada.</text:p>
        <text:p text:style-name="Standard">No quiero volver a...</text:p>
        <text:p text:style-name="Standard"/>
        <text:p text:style-name="Standard">Vivir lo que pasó,</text:p>
        <text:p text:style-name="Standard">no se si estás</text:p>
        <text:p text:style-name="Standard">Ahí, mi corazón.</text:p>
        <text:p text:style-name="Standard">No se te ocurra</text:p>
        <text:p text:style-name="Standard"><text:span text:style-name="T1">Oír</text:span> la misma canción.</text:p>
        <text:p text:style-name="Standard">El disco se rayó.</text:p>
        <text:p text:style-name="Standard">entraste en repetición.</text:p>
        <text:p text:style-name="Standard">Somos repetició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s" fo:country="MX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Serif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creator>Renich Bon Ciric</dc:creator>
    <dc:date>2013-01-21T03:33:05</dc:date>
    <meta:editing-cycles>1</meta:editing-cycles>
    <meta:editing-duration>P0D</meta:editing-duration>
    <meta:document-statistic meta:table-count="0" meta:image-count="0" meta:object-count="0" meta:page-count="1" meta:paragraph-count="56" meta:word-count="241" meta:character-count="1209" meta:non-whitespace-character-count="1023"/>
    <meta:user-defined meta:name="Info 1"/>
    <meta:user-defined meta:name="Info 2"/>
    <meta:user-defined meta:name="Info 3"/>
    <meta:user-defined meta:name="Info 4"/>
  </office:meta>
</office:document-meta>
</file>